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a9f3" officeooo:paragraph-rsid="0000a9f3" style:font-size-asian="26pt" style:font-size-complex="26pt"/>
    </style:style>
    <style:style style:name="P2" style:family="paragraph" style:parent-style-name="Standard">
      <style:text-properties fo:font-size="11pt" officeooo:rsid="0000a9f3" officeooo:paragraph-rsid="0000a9f3" style:font-size-asian="9.60000038146973pt" style:font-size-complex="11pt"/>
    </style:style>
    <style:style style:name="P3" style:family="paragraph" style:parent-style-name="Standard">
      <style:text-properties fo:font-size="11pt" officeooo:rsid="0002209f" officeooo:paragraph-rsid="0002209f" style:font-size-asian="9.60000038146973pt" style:font-size-complex="11pt"/>
    </style:style>
    <style:style style:name="P4" style:family="paragraph" style:parent-style-name="Standard">
      <style:text-properties fo:font-size="11pt" fo:font-weight="bold" officeooo:rsid="00037537" officeooo:paragraph-rsid="00037537" style:font-size-asian="11pt" style:font-weight-asian="bold" style:font-size-complex="11pt" style:font-weight-complex="bold"/>
    </style:style>
    <style:style style:name="T1" style:family="text">
      <style:text-properties officeooo:rsid="0002209f"/>
    </style:style>
    <style:style style:name="T2" style:family="text">
      <style:text-properties officeooo:rsid="000375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d der Aktiengesellschaft</text:p>
      <text:p text:style-name="P2"/>
      <text:p text:style-name="P4">Zusammenfassung</text:p>
      <text:p text:style-name="P2"/>
      <text:p text:style-name="P2">Die Aktiengesellschaft ist eine Gesellschaft mit eigener <text:s/>Firma deren zum Voraus berstimmtes kapital (Eigenkapital) <text:s/>zerlegt ist.(620.<text:span text:style-name="T1">1</text:span>)</text:p>
      <text:p text:style-name="P2"/>
      <text:p text:style-name="P2"/>
      <text:p text:style-name="P3">Die Aktionär sind nur zu den statuarischenLeistungen verpflichtet.(620.2)</text:p>
      <text:p text:style-name="P3"/>
      <text:p text:style-name="P3">Der Aktionär kann nur durch die Statuten verpflichtet werden, mehr zu leisten, als den für den Bezug einer Aktie bei <text:s/>ihrer Ausgabe gesetzten Betrag.(680.1)</text:p>
      <text:p text:style-name="P3"/>
      <text:p text:style-name="P3">Das Aktienkapital muss mindestens 100'000(621)</text:p>
      <text:p text:style-name="P3"/>
      <text:p text:style-name="P3">Bei Errichtung der Gesellschaft muss die Einlage von 20% des Nennwertes jeder Aktie geleistet sein.</text:p>
      <text:p text:style-name="P3">Die geleisteten Einlagen müssen mindestens 50000 betragen(632).</text:p>
      <text:p text:style-name="P3"/>
      <text:p text:style-name="P3"><text:span text:style-name="T2">Die Aktie dürfen nur zum Nennwert oder mehr ausgegeben werden.</text:span>6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9S</meta:editing-duration>
    <meta:editing-cycles>3</meta:editing-cycles>
    <meta:generator>LibreOffice/5.2.4.2$Windows_x86 LibreOffice_project/3d5603e1122f0f102b62521720ab13a38a4e0eb0</meta:generator>
    <dc:date>2017-01-29T15:59:07.811000000</dc:date>
    <meta:document-statistic meta:table-count="0" meta:image-count="0" meta:object-count="0" meta:page-count="1" meta:paragraph-count="9" meta:word-count="89" meta:character-count="687" meta:non-whitespace-character-count="604"/>
    <meta:user-defined meta:name="Info 1"/>
    <meta:user-defined meta:name="Info 2"/>
    <meta:user-defined meta:name="Info 3"/>
    <meta:user-defined meta:name="Info 4"/>
  </office:meta>
</office:document-meta>
</file>